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9F60000012CADCAEB77DF9844A6.jpg" manifest:media-type="image/jpeg"/>
  <manifest:file-entry manifest:full-path="Pictures/10000201000005DC0000060B8E352F5D4586E4D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Droid Sans1" svg:font-family="'Droid Sans'" style:font-pitch="variable"/>
    <style:font-face style:name="FreeSans1" svg:font-family="FreeSans, 'MS Mincho'" style:font-pitch="variable"/>
    <style:font-face style:name="Titillium" svg:font-family="Titillium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itillium" fo:font-size="20pt" fo:language="zxx" fo:country="none" fo:font-weight="bold" style:font-size-asian="20pt" style:language-asian="zxx" style:country-asian="none" style:font-weight-asian="bold" style:font-size-complex="12pt"/>
    </style:style>
    <style:style style:name="P2" style:family="paragraph" style:parent-style-name="Header">
      <style:paragraph-properties fo:text-align="end" style:justify-single-word="false"/>
      <style:text-properties style:font-name="Titillium" fo:font-size="20pt" fo:font-weight="bold" style:font-size-asian="20pt" style:font-weight-asian="bold" style:font-size-complex="12pt"/>
    </style:style>
    <style:style style:name="P3" style:family="paragraph" style:parent-style-name="Footer">
      <style:paragraph-properties fo:text-align="end" style:justify-single-word="false"/>
      <style:text-properties style:font-name="Titillium" fo:font-size="10pt" officeooo:paragraph-rsid="0022090d" style:font-size-asian="10pt" style:font-size-complex="10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tillium" fo:font-size="10pt" officeooo:paragraph-rsid="00165899" style:font-size-asian="10pt" style:font-size-complex="10pt"/>
    </style:style>
    <style:style style:name="P5" style:family="paragraph" style:parent-style-name="Standard">
      <style:paragraph-properties fo:margin-left="0in" fo:margin-right="-0.1252in" fo:line-height="100%" fo:text-indent="0in" style:auto-text-indent="false"/>
      <style:text-properties style:font-name="Titillium" officeooo:paragraph-rsid="001aa765" style:font-size-complex="10pt"/>
    </style:style>
    <style:style style:name="P6" style:family="paragraph" style:parent-style-name="Standard">
      <style:paragraph-properties fo:margin-left="0in" fo:margin-right="-0.1252in" fo:line-height="100%" fo:text-indent="0in" style:auto-text-indent="false"/>
      <style:text-properties style:font-name="Titillium" fo:font-size="10pt" officeooo:rsid="00119ba4" officeooo:paragraph-rsid="00119ba4" style:font-size-asian="10pt" style:font-size-complex="10pt"/>
    </style:style>
    <style:style style:name="P7" style:family="paragraph" style:parent-style-name="Standard">
      <style:paragraph-properties fo:margin-left="0in" fo:margin-right="-0.1252in" fo:margin-top="0in" fo:margin-bottom="0in" loext:contextual-spacing="false" fo:line-height="100%" fo:text-indent="0in" style:auto-text-indent="false"/>
      <style:text-properties style:font-name="Titillium" fo:font-size="10pt" officeooo:rsid="00119ba4" officeooo:paragraph-rsid="00119ba4" style:font-size-asian="10pt" style:font-size-complex="10pt"/>
    </style:style>
    <style:style style:name="P8" style:family="paragraph" style:parent-style-name="Standard">
      <style:paragraph-properties fo:margin-left="0in" fo:margin-right="-0.1252in" fo:margin-top="0in" fo:margin-bottom="0in" loext:contextual-spacing="false" fo:line-height="100%" fo:text-indent="0in" style:auto-text-indent="false"/>
      <style:text-properties style:font-name="Titillium" fo:font-size="10pt" officeooo:rsid="00119ba4" officeooo:paragraph-rsid="0017ce89" style:font-size-asian="10pt" style:font-size-complex="10pt"/>
    </style:style>
    <style:style style:name="P9" style:family="paragraph" style:parent-style-name="Standard">
      <style:paragraph-properties fo:margin-left="0in" fo:margin-right="-0.1252in" fo:margin-top="0in" fo:margin-bottom="0in" loext:contextual-spacing="false" fo:line-height="100%" fo:text-indent="0in" style:auto-text-indent="false"/>
      <style:text-properties style:font-name="Titillium" fo:font-size="10pt" officeooo:paragraph-rsid="0017ce89" style:font-size-asian="10pt" style:font-size-complex="10pt"/>
    </style:style>
    <style:style style:name="P10" style:family="paragraph" style:parent-style-name="Standard">
      <style:paragraph-properties fo:margin-left="0.25in" fo:margin-right="-0.1252in" fo:margin-top="0in" fo:margin-bottom="0in" loext:contextual-spacing="false" fo:line-height="100%" fo:text-indent="0in" style:auto-text-indent="false"/>
      <style:text-properties style:font-name="Titillium" fo:font-size="10pt" style:font-size-asian="10pt" style:font-size-complex="10pt"/>
    </style:style>
    <style:style style:name="P11" style:family="paragraph" style:parent-style-name="Standard">
      <style:paragraph-properties fo:margin-left="0.25in" fo:margin-right="-0.1252in" fo:margin-top="0in" fo:margin-bottom="0in" loext:contextual-spacing="false" fo:line-height="100%" fo:text-indent="0in" style:auto-text-indent="false"/>
      <style:text-properties style:font-name="Titillium" fo:font-size="9pt" style:font-size-asian="9pt" style:font-size-complex="9pt"/>
    </style:style>
    <style:style style:name="P12" style:family="paragraph" style:parent-style-name="Standard" style:master-page-name="Standard">
      <style:paragraph-properties fo:line-height="100%" style:page-number="auto"/>
      <style:text-properties style:font-name="Titillium" fo:font-size="13pt" officeooo:paragraph-rsid="002ed9d3" style:font-size-asian="13pt" style:font-size-complex="13pt"/>
    </style:style>
    <style:style style:name="P13" style:family="paragraph" style:parent-style-name="Standard">
      <style:paragraph-properties fo:line-height="100%"/>
      <style:text-properties style:font-name="Titillium" fo:font-size="13pt" officeooo:paragraph-rsid="002ed9d3" style:font-size-asian="13pt" style:font-size-complex="13pt"/>
    </style:style>
    <style:style style:name="P14" style:family="paragraph" style:parent-style-name="Standard" style:list-style-name="WW8Num1">
      <style:paragraph-properties fo:margin-left="0.5in" fo:margin-right="-0.1252in" fo:margin-top="0in" fo:margin-bottom="0in" loext:contextual-spacing="false" fo:line-height="100%" fo:text-indent="-0.25in" style:auto-text-indent="false"/>
      <style:text-properties style:font-name="Titillium" fo:font-size="10pt" style:font-size-asian="10pt" style:font-size-complex="10pt"/>
    </style:style>
    <style:style style:name="P15" style:family="paragraph" style:parent-style-name="Standard" style:list-style-name="WW8Num1">
      <style:paragraph-properties fo:margin-top="0in" fo:margin-bottom="0in" loext:contextual-spacing="false" fo:line-height="100%"/>
      <style:text-properties fo:font-variant="normal" fo:text-transform="none" fo:color="#222222" style:font-name="Titillium" fo:font-size="10pt" fo:letter-spacing="normal" fo:font-style="normal" fo:font-weight="normal" officeooo:paragraph-rsid="00119ba4" fo:background-color="transparent" style:font-size-asian="10pt" style:font-weight-asian="normal" style:font-size-complex="10pt" style:font-weight-complex="normal"/>
    </style:style>
    <style:style style:name="P16" style:family="paragraph" style:parent-style-name="Standard" style:list-style-name="WW8Num1">
      <style:paragraph-properties fo:margin-top="0in" fo:margin-bottom="0in" loext:contextual-spacing="false" fo:line-height="100%"/>
      <style:text-properties fo:font-variant="normal" fo:text-transform="none" fo:color="#222222" style:font-name="Titillium" fo:font-size="10pt" fo:letter-spacing="normal" fo:font-style="normal" fo:font-weight="normal" officeooo:paragraph-rsid="0023081e" fo:background-color="transparent" style:font-size-asian="10pt" style:font-weight-asian="normal" style:font-size-complex="10pt" style:font-weight-complex="normal"/>
    </style:style>
    <style:style style:name="P17" style:family="paragraph" style:parent-style-name="Standard" style:list-style-name="WW8Num1">
      <style:paragraph-properties fo:margin-top="0in" fo:margin-bottom="0in" loext:contextual-spacing="false" fo:line-height="100%"/>
      <style:text-properties fo:font-variant="normal" fo:text-transform="none" fo:color="#000000" style:font-name="Titillium" fo:font-size="10pt" fo:letter-spacing="normal" fo:font-style="normal" fo:font-weight="normal" officeooo:rsid="0019a96c" officeooo:paragraph-rsid="0023081e" fo:background-color="transparent" style:font-size-asian="10pt" style:font-weight-asian="normal" style:font-size-complex="10pt" style:font-weight-complex="normal"/>
    </style:style>
    <style:style style:name="P18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style:font-size-asian="10pt" style:font-size-complex="10pt"/>
    </style:style>
    <style:style style:name="P19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paragraph-rsid="00119ba4" style:font-size-asian="10pt" style:font-size-complex="10pt"/>
    </style:style>
    <style:style style:name="P20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paragraph-rsid="0017ce89" style:font-size-asian="10pt" style:font-size-complex="10pt"/>
    </style:style>
    <style:style style:name="P21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rsid="0023081e" officeooo:paragraph-rsid="0023081e" style:font-size-asian="10pt" style:font-size-complex="10pt"/>
    </style:style>
    <style:style style:name="P22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rsid="001fd56b" officeooo:paragraph-rsid="001fd56b" style:font-size-asian="10pt" style:font-size-complex="10pt"/>
    </style:style>
    <style:style style:name="P23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rsid="00165899" officeooo:paragraph-rsid="00165899" style:font-size-asian="10pt" style:font-size-complex="10pt"/>
    </style:style>
    <style:style style:name="P24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rsid="001c39f3" officeooo:paragraph-rsid="001c39f3" style:font-size-asian="10pt" style:font-size-complex="10pt"/>
    </style:style>
    <style:style style:name="T1" style:family="text">
      <style:text-properties officeooo:rsid="0022090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variant="normal" fo:text-transform="none" fo:color="#000000" fo:letter-spacing="normal" fo:font-style="normal" fo:font-weight="normal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fo:letter-spacing="normal" fo:font-style="normal" fo:font-weight="normal" officeooo:rsid="001e4a62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fo:letter-spacing="normal" fo:font-style="normal" fo:font-weight="normal" officeooo:rsid="001033ea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fo:letter-spacing="normal" fo:font-style="normal" fo:font-weight="normal" officeooo:rsid="001fd56b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fo:letter-spacing="normal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000000" fo:letter-spacing="normal" fo:font-style="normal" fo:font-weight="normal" officeooo:rsid="002177b1" fo:background-color="transparent" loext:char-shading-value="0" style:font-style-asian="normal" style:font-weight-asian="normal" style:font-style-complex="normal" style:font-weight-complex="normal"/>
    </style:style>
    <style:style style:name="T10" style:family="text">
      <style:text-properties fo:color="#000000" officeooo:rsid="0019a96c"/>
    </style:style>
    <style:style style:name="T11" style:family="text">
      <style:text-properties officeooo:rsid="00108888"/>
    </style:style>
    <style:style style:name="T12" style:family="text">
      <style:text-properties fo:font-size="10pt" style:font-size-asian="10pt"/>
    </style:style>
    <style:style style:name="T13" style:family="text">
      <style:text-properties fo:font-size="10pt" officeooo:rsid="00108888" style:font-size-asian="10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officeooo:rsid="002ed9d3" style:font-size-asian="10pt" style:font-size-complex="10pt"/>
    </style:style>
    <style:style style:name="T16" style:family="text">
      <style:text-properties fo:font-size="10pt" officeooo:rsid="00108888" style:font-size-asian="10pt" style:font-size-complex="10pt"/>
    </style:style>
    <style:style style:name="T17" style:family="text">
      <style:text-properties fo:font-size="10pt" style:text-underline-style="solid" style:text-underline-width="auto" style:text-underline-color="font-color" style:font-size-asian="10pt"/>
    </style:style>
    <style:style style:name="T18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9" style:family="text">
      <style:text-properties officeooo:rsid="001efce2"/>
    </style:style>
    <style:style style:name="T20" style:family="text">
      <style:text-properties officeooo:rsid="001f25c3"/>
    </style:style>
    <style:style style:name="T21" style:family="text">
      <style:text-properties officeooo:rsid="001fd56b"/>
    </style:style>
    <style:style style:name="T22" style:family="text">
      <style:text-properties officeooo:rsid="0021ab35"/>
    </style:style>
    <style:style style:name="T23" style:family="text">
      <style:text-properties officeooo:rsid="0023081e"/>
    </style:style>
    <style:style style:name="T24" style:family="text">
      <style:text-properties fo:color="#222222"/>
    </style:style>
    <style:style style:name="T25" style:family="text">
      <style:text-properties fo:color="#222222" officeooo:rsid="0023081e"/>
    </style:style>
    <style:style style:name="T26" style:family="text">
      <style:text-properties officeooo:rsid="0025249b"/>
    </style:style>
    <style:style style:name="T27" style:family="text">
      <style:text-properties officeooo:rsid="002d5059"/>
    </style:style>
    <style:style style:name="T28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odel: <text:tab/><text:span text:style-name="T20">LulzBot T</text:span>AZ <text:span text:style-name="T19">6</text:span> 3D Printer</text:p>
      <text:p text:style-name="P13"><text:span text:style-name="T14"><text:s text:c="8"/>Serial Number:<text:tab/></text:span><text:span text:style-name="T18"> <text:s text:c="42"/></text:span></text:p>
      <text:p text:style-name="P13"><text:span text:style-name="T14"><text:s text:c="8"/>Date </text:span><text:span text:style-name="T16">Completed</text:span><text:span text:style-name="T14">:<text:tab/></text:span><text:span text:style-name="T18"> <text:s text:c="42"/></text:span></text:p>
      <text:p text:style-name="P5"><text:span text:style-name="T13"><text:s text:c="8"/>Completed</text:span><text:span text:style-name="T12"> by:<text:tab/></text:span><text:span text:style-name="T17"> <text:s text:c="42"/></text:span></text:p>
      <text:p text:style-name="P5"><text:span text:style-name="T2"><text:line-break/></text:span><text:span text:style-name="T3">Items to include:</text:span></text:p>
      <text:p text:style-name="P6">Printer and Cables:</text:p>
      <text:list xml:id="list8038728636373838445" text:style-name="WW8Num1">
        <text:list-item>
          <text:p text:style-name="P14"><text:span text:style-name="T21">LulzBot </text:span>TAZ <text:span text:style-name="T21">6</text:span> 3D printer</text:p>
        </text:list-item>
        <text:list-item>
          <text:p text:style-name="P15"><text:span text:style-name="T23">1.83 meter (</text:span>6ft<text:span text:style-name="T23">)</text:span> 18AWG <text:span text:style-name="T21">North America </text:span>Power Cord Cable</text:p>
        </text:list-item>
        <text:list-item>
          <text:p text:style-name="P16"><text:span text:style-name="T23">1.83 meter (</text:span>6ft<text:span text:style-name="T23">)</text:span> 18AWG <text:span text:style-name="T21">United Kingdom</text:span> Power Cord Cable<text:span text:style-name="T10"> (If applicable)</text:span></text:p>
        </text:list-item>
        <text:list-item>
          <text:p text:style-name="P16"><text:span text:style-name="T23">1.83 meter (</text:span>6ft<text:span text:style-name="T23">)</text:span> 18AWG Europe Power Cord Cable<text:span text:style-name="T10"> (If applicable)</text:span></text:p>
        </text:list-item>
        <text:list-item>
          <text:p text:style-name="P17"><text:span text:style-name="T25">1.83 meter (</text:span><text:span text:style-name="T24">6ft</text:span><text:span text:style-name="T25">)</text:span> 18AWG Australi<text:span text:style-name="T26">a</text:span> Power Cord Cable (If applicable)</text:p>
        </text:list-item>
        <text:list-item>
          <text:p text:style-name="P18">USB cord</text:p>
        </text:list-item>
        <text:list-item>
          <text:p text:style-name="P14">F<text:span text:style-name="T23">ilament guide</text:span> tube with <text:span text:style-name="T26">mounting clip</text:span></text:p>
        </text:list-item>
        <text:list-item>
          <text:p text:style-name="P14"><text:span text:style-name="T21">Tool head</text:span> <text:span text:style-name="T22">a</text:span>ssembly</text:p>
          <text:p text:style-name="P14"/>
        </text:list-item>
      </text:list>
      <text:p text:style-name="P7">Supplies:</text:p>
      <text:p text:style-name="P10"/>
      <text:list xml:id="list102917739302523" text:continue-numbering="true" text:style-name="WW8Num1">
        <text:list-item>
          <text:p text:style-name="P14">SD Card with source files</text:p>
        </text:list-item>
        <text:list-item>
          <text:p text:style-name="P14">Tool <text:span text:style-name="T21">k</text:span>it</text:p>
        </text:list-item>
        <text:list-item>
          <text:p text:style-name="P19"><text:span text:style-name="T23">S</text:span>ample <text:span text:style-name="T27">filament</text:span></text:p>
        </text:list-item>
        <text:list-item>
          <text:p text:style-name="P21">LulzBot sticker</text:p>
        </text:list-item>
      </text:list>
      <text:p text:style-name="P11"><text:bookmark text:name="__DdeLink__531_1788055645"/></text:p>
      <text:p text:style-name="P7">Documentation:</text:p>
      <text:p text:style-name="P7"/>
      <text:list xml:id="list102916320434591" text:continue-numbering="true" text:style-name="WW8Num1">
        <text:list-item>
          <text:p text:style-name="P18">Un<text:span text:style-name="T21">boxing guide</text:span></text:p>
        </text:list-item>
        <text:list-item>
          <text:p text:style-name="P22">Operating guide</text:p>
        </text:list-item>
        <text:list-item>
          <text:p text:style-name="P19">Test acceptance record</text:p>
        </text:list-item>
        <text:list-item>
          <text:p text:style-name="P18">Packing list</text:p>
        </text:list-item>
        <text:list-item>
          <text:p text:style-name="P19">User manual</text:p>
        </text:list-item>
        <text:list-item>
          <text:p text:style-name="P23">EC Declaration of Conformity</text:p>
        </text:list-item>
        <text:list-item>
          <text:p text:style-name="P24">Safety <text:span text:style-name="T21">and warning sheet</text:span></text:p>
        </text:list-item>
        <text:list-item>
          <text:p text:style-name="P24">Modification <text:span text:style-name="T21">w</text:span>arning</text:p>
        </text:list-item>
      </text:list>
      <text:p text:style-name="P4"/>
      <text:p text:style-name="P8">Final Print:</text:p>
      <text:p text:style-name="P9"/>
      <text:list xml:id="list102917498061545" text:continue-numbering="true" text:style-name="WW8Num1">
        <text:list-item>
          <text:p text:style-name="P20"><text:span text:style-name="T5">Oc</text:span><text:span text:style-name="T4">topus printed by this </text:span><text:span text:style-name="T7">LulzBot</text:span><text:span text:style-name="T4"> </text:span><text:span text:style-name="T6">TAZ</text:span><text:span text:style-name="T4"> 3D Printer. </text:span><text:span text:style-name="T7">Octopus_v18 </text:span><text:span text:style-name="T8">by </text:span><text:span text:style-name="T9">yeoldbrian</text:span><text:span text:style-name="T8"> is licensed under CC BY-SA 4.0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adornments="Regular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Droid Sans1" svg:font-family="'Droid Sans'" style:font-pitch="variable"/>
    <style:font-face style:name="FreeSans1" svg:font-family="FreeSans, 'MS Mincho'" style:font-pitch="variable"/>
    <style:font-face style:name="Titillium" svg:font-family="Titillium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1" style:font-family-asian="'Droid Sans'" style:font-pitch-asian="variable" style:font-size-asian="14pt" style:font-name-complex="FreeSans1" style:font-family-complex="FreeSans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FreeSans1" style:font-family-complex="FreeSans, 'MS Mincho'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, 'MS Mincho'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family="'Liberation Serif'" style:font-family-generic="roman" style:font-pitch="variable" fo:font-size="10pt" fo:font-weight="bold" style:font-name-asian="Droid Sans" style:font-family-asian="'Droid Sans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-Default_20_Paragraph_20_Font" style:display-name="WW-Default Paragraph Font" style:family="text"/>
    <style:style style:name="Header_20_Char" style:display-name="Header Char" style:family="text">
      <style:text-properties fo:font-size="11pt" style:font-size-asian="11pt" style:font-size-complex="11pt"/>
    </style:style>
    <style:style style:name="Footer_20_Char" style:display-name="Footer Char" style:family="text">
      <style:text-properties fo:font-size="11pt" style:font-size-asian="11pt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tillium" fo:font-size="20pt" fo:language="zxx" fo:country="none" fo:font-weight="bold" style:font-size-asian="20pt" style:language-asian="zxx" style:country-asian="none" style:font-weight-asian="bold" style:font-size-complex="12pt"/>
    </style:style>
    <style:style style:name="MP2" style:family="paragraph" style:parent-style-name="Header">
      <style:paragraph-properties fo:text-align="end" style:justify-single-word="false"/>
      <style:text-properties style:font-name="Titillium" fo:font-size="20pt" fo:font-weight="bold" style:font-size-asian="20pt" style:font-weight-asian="bold" style:font-size-complex="12pt"/>
    </style:style>
    <style:style style:name="MP3" style:family="paragraph" style:parent-style-name="Footer">
      <style:paragraph-properties fo:text-align="end" style:justify-single-word="false"/>
      <style:text-properties style:font-name="Titillium" fo:font-size="10pt" officeooo:paragraph-rsid="0022090d" style:font-size-asian="10pt" style:font-size-complex="10pt"/>
    </style:style>
    <style:style style:name="MT1" style:family="text">
      <style:text-properties officeooo:rsid="0022090d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shadow="none" fo:background-color="#ffffff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5102in" fo:margin-left="0in" fo:margin-right="0in" fo:margin-bottom="1.0902in" fo:border="none" fo:padding="0in" style:shadow="none" fo:background-color="transparent" style:dynamic-spacing="true" draw:fill="none" draw:fill-color="#cfe7f5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1.6252in" fo:margin-bottom="0.6252in" fo:margin-left="0.8126in" fo:margin-right="0.75in" fo:background-color="#ffffff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0.2146in" svg:y="-0.1165in" svg:width="1.2752in" svg:height="1.2835in" draw:z-index="0"><draw:image xlink:href="Pictures/10000201000005DC0000060B8E352F5D4586E4DB.png" xlink:type="simple" xlink:show="embed" xlink:actuate="onLoad"/></draw:frame></text:p>
        <text:p text:style-name="MP2">Packing List</text:p>
      </style:header>
      <style:footer>
        <text:p text:style-name="MP3"><draw:frame draw:style-name="Mfr2" draw:name="graphics2" text:anchor-type="paragraph" svg:x="-0.7874in" svg:y="-0.0201in" svg:width="8.4992in" svg:height="0.9992in" draw:z-index="1"><draw:image xlink:href="Pictures/10000000000009F60000012CADCAEB77DF9844A6.jpg" xlink:type="simple" xlink:show="embed" xlink:actuate="onLoad"/></draw:frame><text:span text:style-name="MT1"><text:tab/></text:span><text:span text:style-name="MT1"><text:page-number text:select-page="current">1</text:page-number></text:span><text:span text:style-name="MT1"> of </text:span><text:span text:style-name="MT1"><text:page-count>1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0:19:37.883474206</meta:creation-date>
    <meta:editing-cycles>2</meta:editing-cycles>
    <meta:editing-duration>PT9M39S</meta:editing-duration>
    <meta:generator>LibreOffice/5.2.7.2$Linux_X86_64 LibreOffice_project/20m0$Build-2</meta:generator>
    <dc:date>2017-10-09T10:29:16.107173749</dc:date>
    <meta:document-statistic meta:table-count="0" meta:image-count="2" meta:object-count="0" meta:page-count="1" meta:paragraph-count="33" meta:word-count="154" meta:character-count="994" meta:non-whitespace-character-count="735"/>
    <meta:user-defined meta:name="Info 1"/>
    <meta:user-defined meta:name="Info 2"/>
    <meta:user-defined meta:name="Info 3"/>
    <meta:user-defined meta:name="Info 4"/>
  </office:meta>
</office:document-meta>
</file>